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text-position="0% 100%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text-position="super 58%" style:text-underline-style="none"/>
    </style:style>
    <style:style style:name="T9" style:family="text">
      <style:text-properties style:text-line-through-style="none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9_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Hebrew Sunday School Society of Philadelphia (Pa.)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8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An appeal on behalf/</text:p>
      <text:p text:style-name="P2">of the Hebrew Sunday-school./</text:p>
      <text:p text:style-name="P2"/>
      <text:p text:style-name="P3">[Page 1]</text:p>
      <text:p text:style-name="P3">[Hebrew]/ "Women that are at ease, rise, listen to my voice; daughters that/ have no cares, give ear to my speech." <text:s/>I hope that this/ address, apparently very <text:span text:style-name="T2">bul</text:span><text:span text:style-name="T5"> blunt, will not be deemed by/ some of my hearers, an undue liberty. <text:s/>Searching for a text, my mind/ lighted upon that sentence of Isaiah. <text:s/>I disclaim any design/ to abuse the privilege accorded to me, as the holy man,/ I quoted, would disavow any intention to treat his sisters/ in faith slightingly. <text:s/>Indeed, if what the Talmudists/ write, is correct, the prophet meant his words, as a good/ omen. <text:s/>Let me tell it. <text:s/>Our women would encourage/ among our men the knowledge of religion, and thus, at length,/ become perfectly tranquil about the future of the Community./ <text:s/>Their exertions would cause the national stability, des-/-cribed at the end of the same chapter. <text:s/>"My people shall/ dwell in a peaceful habitation, in secure abodes, and in/ undisturbed resting-places." <text:s/>I invite the/ Jewesses of all Congregations in our city but mainly those whom my/ voice immediately reaches, to promote the object, said to/ have been furthered by their mothers of old./</text:span></text:p>
      <text:p text:style-name="P3"><text:span text:style-name="T5"/></text:p>
      <text:p text:style-name="P3"><text:span text:style-name="T5">[Page 2]</text:span></text:p>
      <text:p text:style-name="P3"><text:span text:style-name="T5">The opportunities for acting so meritoriously are/ numerous, yet, none presents itself just now in so ur-/-gent a manner, as that which suggested my, seemingly/ unceremonious, address. <text:s/>Advisedly I directed my/ speech to women that enjoy ease, for, those on whom/ the government of a household </text:span><text:soft-page-break/><text:span text:style-name="T5">entirely depends, cannot/ well enter a sphere, which would withdraw them from duties/ of primary importance. <text:s/>To </text:span><text:span text:style-name="T2">wif</text:span><text:span text:style-name="T5"> wives and mothers all/ will be secondary to the obligation of preparing a "sweet/ home" for the loved inmates. <text:s/>That obligation </text:span><text:span text:style-name="T2">the</text:span><text:span text:style-name="T5"> once/ assumed before God and society at large, must be dili-/-gently performed. <text:s/>But what should hinder</text:span><text:span text:style-name="T2">s</text:span><text:span text:style-name="T5"> a Jewess/ unrestricted by such sacred calls on her time, from giving/ her people two hours a week? <text:s/>Two hours a week, only,/ O women of Israel, to advance the cause of the religion in/ which we were born. <text:s/>Two hours a week to counter-/-act the effects of an ever-busy and crafty spirit of/ proselytism, represented by mission-schools, and mission/ aid societies. <text:s/>Two hours a week to keep in our fold/ what rightly belongs to it! <text:s/>[Hebrew] "Daughters that/ have no cares!" <text:s/></text:span><text:span text:style-name="T2">He</text:span><text:span text:style-name="T5"> The Hebrew Sunday-school counts/ its attendants by hundreds, but it can reckon the assiduous/</text:span></text:p>
      <text:p text:style-name="P3"><text:span text:style-name="T5"/></text:p>
      <text:p text:style-name="P3"><text:span text:style-name="T5">[Page 3]</text:span></text:p>
      <text:p text:style-name="P3"><text:span text:style-name="T5">teachers with the fingers. <text:s/>Nay: to speak with an open/ mind, I will say, that whereas to hold high the stand-/-ard of the institution, which became the parent of kind-/-red organizations, a large corps of efficient instructors/ is indispensable, extreme necessity compels a frequent/ acceptance of the offices of the kindly disposed, </text:span><text:span text:style-name="T2">by</text:span><text:span text:style-name="T5"> but young/ and inexperienced. <text:s/>To this untoward circumstance,/ has lately been added the loss of several, who for reasons/ of various </text:span><text:span text:style-name="T2">of</text:span><text:span text:style-name="T5"> characters, have ceased altogether to im-/-part knowledge. <text:s/>It would be idle, and it might elicit/ invidious remarks to seek into the motives of that withdrawl[sic!];/ but I can, without hesitation, say, that an unavoidable loss,--/and that which is most sensibly felt, deprives a well-/arranged infant </text:span><text:span text:style-name="T2">class</text:span><text:span text:style-name="T5"> department of the tuition of its ca-/-pable directress, and adds embarassement[sic!] to a super-/-intendent already severely tested in the prosecution of/ her task. <text:s/>How to meet the difficulties arisen, how/ to afford all applicants the advantage of free instruction/ in the holy book, and supply the increasing want of/ teachers, is a subject which I submit to the serious reflection/</text:span></text:p>
      <text:p text:style-name="P3"><text:span text:style-name="T5"/></text:p>
      <text:p text:style-name="P3"><text:span text:style-name="T5">[Page 4]</text:span></text:p>
      <text:p text:style-name="P3"><text:span text:style-name="T5">of my female coreligionists. <text:s/>They have to/ determine, whether a school which serves as a soul-/refreshing [?] to our offspring, a</text:span><text:span text:style-name="T2">s</text:span><text:span text:style-name="T5"> school to which/ our little dears resort in crowds and with pleasurable motions, ought to/ be denied the gift of two hours a week; be suffered to/ languish </text:span><text:span text:style-name="T2">and</text:span><text:span text:style-name="T5"> for the lack of personal support, and/ finally become extinct. <text:s/>I cannot believe that those/ who are at ease, deem what I crave for them a heavy/ burden, that those who enjoy freedom from pressing cares at/ home, are careless of a high duty abroad. <text:s/>I will/ not so malign the women of my people. <text:s/>No: I will/ rather attribute the evil of which I complain to the/ absence of essential requisites on my part, as well/ as on the part of individuals warmly interested in the/ future of Judaism in America. <text:s/>Preaching may/ effect some good, but personal efforts, hold out the hopes of/ a greater and speedier success. <text:s/>A visit to each/ family, among whose members intelligent and well-/trained females are numbered, ought to be made, and/ we might be provided with what we imperatively need./ <text:s/>The undertaking is arduous. <text:s/>It demands unwearied perse-/-verance, and a willing submission to rebuffs and refusals,/</text:span></text:p>
      <text:p text:style-name="P3"><text:span text:style-name="T5"/></text:p>
      <text:p text:style-name="P3"><text:span text:style-name="T5">[Page 5]</text:span></text:p>
      <text:p text:style-name="P3"><text:span text:style-name="T5">but these are the very requisites which I and others/ ought to possess; these are the qualities that </text:span><text:span text:style-name="T6">must</text:span><text:span text:style-name="T7">/ be put in practice, to prevent the decay of an institution,/ with which the memory of sainted sisters, who labored long/ and faithfully is associated. <text:s/>Possibly, we/ might enlist in its behalf the voluntary services of/ young men, but without denying the latter the privilege/ of working usefully in a sacred </text:span><text:span text:style-name="T3">undertaking</text:span><text:span text:style-name="T7"> cause, I am of/ opinion, that my sisters in faith, will, as a rule, prove/ more acceptable. <text:s/>They naturally possess the power/ of drawing the tender hearts of our children to religion </text:span><text:span text:style-name="T3">by</text:span><text:span text:style-name="T7">/ with the chords of affection. <text:s/>Gentleness is in itself a/ grand educator. <text:s/>Sweetness of manners can command/ discipline and attention, better than the stern looks of/ authority. <text:s/>A lad, apt to rebel against his rigid male/ teacher, will scarcely show a sign of insubordination/ when remonstrated with by a female preceptor. <text:s/>But/ </text:span><text:soft-page-break/><text:span text:style-name="T7">another and a very important consideration confirms me/ in the views I have advanced. <text:s/>Patience, which we/ men soon exhaust, will be exercised almost</text:span><text:span text:style-name="T8">2</text:span><text:span text:style-name="T9"> uncon-/-sciously and at</text:span><text:span text:style-name="T8">1</text:span><text:span text:style-name="T9"> great length by a woman. <text:s/>She will/ lead the dull of comprehension step by step to a higher/</text:span></text:p>
      <text:p text:style-name="P3"><text:span text:style-name="T9"/></text:p>
      <text:p text:style-name="P3"><text:span text:style-name="T9">[Page 6]</text:span></text:p>
      <text:p text:style-name="P3"><text:span text:style-name="T9">degree of understanding, rejoicing </text:span><text:span text:style-name="T4">at</text:span><text:span text:style-name="T9"> in her achievement; and,/ rather than grow restive, when asked perplexing questions,/ she will ponder thereon, search into a sensible solution,/ and thus improve herself while benefitting[sic!] the cause she/ desires to promote. <text:s/>Dear hearers? <text:s/>The toad-/-yism vulgarly exhibited towards the female sex is fo-/-reign to my nature. <text:s/>I do not indulge in unbecoming/ flattery; I am in sober earnestness when I assert that/ some of our teachers are remarkably endowed with the/ qualifications just delineated; yet a much larger num-/-ber of the same stamp, must be procured, to keep from/ dissolution our Hebrew Sunday-School./</text:span></text:p>
      <text:p text:style-name="P3"><text:span text:style-name="T9">Once more will I exclaim with Isaiah [Hebrew]/ [Hebrew] "Women that are at ease, rise,/ listen to my voice, daughters that have not cares, give ear/ to my speech". <text:s/>You are those whom we imperatively need./ <text:s/>Upon you I call to work for the stability of Judaism in/ our land. <text:s/>Do not smile incredulously, as if I so/ spoke to gain a point. <text:s/>No, respected hearers! <text:s/>The Sunday/ school can be made even a more powerful agent of/</text:span></text:p>
      <text:p text:style-name="P3"><text:span text:style-name="T9"/></text:p>
      <text:p text:style-name="P3"><text:span text:style-name="T9">[Page 7]</text:span></text:p>
      <text:p text:style-name="P3"><text:span text:style-name="T9">religious progress than the pulpit, because it is/ a laboratory of the mind, because simple and love-inspiring/ words will sink more deeply than all set discourses. <text:s/>But/ allow me to be candid, as well as justly appreciative./ <text:s/>The institution in whose behalf I plead, will e productive/ of abundant good only when intelligent and God-fearing/ women of Israel shall set at the head of the classes, and/ vivify the dead letter with the breathing of the Spirit./ <text:s/>We want less of the sentences of a printed catechism,/ and more of oral explanations, of plain and soul-penetra-/ting language. <text:s/>We want less studying and more/ comprehending. <text:s/>We want our young sons and daughters/ early buoyed up by the teachings of a religion of/ light and truth, and not wearied with the drudgery/ of memorising[sic!] quotations. <text:s/>In short, we want many/ </text:span><text:span text:style-name="T4">inspired</text:span><text:span text:style-name="T9"> kindled with love for their glorious faith, to help effectively/ </text:span><text:span text:style-name="T4">the</text:span><text:span text:style-name="T9"> our two zealous superintendents, securing a perfect order,/ which dignifies the instruction, enhancing the usefulness/ of the instruction by kindness and sincerity. <text:s/>To them/ will be applied the concluding sentence of the chapter/ I have cited from the prophet of old "Happy/ ye that sow sees beside</text:span><text:span text:style-name="T4">s</text:span><text:span text:style-name="T9"> all waters." <text:s/>The soil/</text:span></text:p>
      <text:p text:style-name="P3"><text:span text:style-name="T9"/></text:p>
      <text:p text:style-name="P3"><text:span text:style-name="T9">[Page 8]</text:span></text:p>
      <text:p text:style-name="P3"><text:span text:style-name="T9">is </text:span><text:span text:style-name="T4">fruitful</text:span><text:span text:style-name="T9"> fertile, when well irrigated. <text:s/>Who can carefully/ tend it better than the women of Israel? <text:s/>Come and labor,/ dear sisters in faith! for your people and your God./ <text:s/>And Thou, heavenly Lawgiver! who hast chosen us as/ missionaries of truth, and who madest a covenant that/ Thy spirit and Thy revealed words would never depart/ from among us, nor from among our progeny, raise fit/ helps for the holy work. <text:s/>We sadly need the invi-/-gorating influence of woman, to raise up what man/ wantonly destroys. <text:s/>Oh! grant that as time rolls on,/ the power of woman's unflinching perseverance and/ abiding affection may be seen in a revival of Judaism,/ pure and undefiled from the dross of false theories and/ of gentilism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9T15:10:18.26</meta:creation-date>
    <meta:document-statistic meta:table-count="0" meta:image-count="0" meta:object-count="0" meta:page-count="4" meta:paragraph-count="80" meta:word-count="1667" meta:character-count="10396"/>
    <dc:date>2013-02-19T15:41:22.22</dc:date>
    <meta:editing-duration>PT13M3S</meta:editing-duration>
    <meta:editing-cycles>1</meta:editing-cycles>
    <meta:generator>OpenOffice.org/3.4.1$Win32 OpenOffice.org_project/341m1$Build-9593</meta:generator>
  </office:meta>
</office:document-meta>
</file>